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subtitle">
      <style:graphic-properties draw:fill-color="#ffffff" fo:min-height="14.837cm"/>
    </style:style>
    <style:style style:name="pr7" style:family="presentation" style:parent-style-name="Default-title">
      <style:graphic-properties fo:min-height="1.737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4pt"/>
    </style:style>
    <style:style style:name="P5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5pt" style:font-size-asian="15pt" style:font-size-complex="15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2" draw:text-style-name="P2" draw:layer="layout" svg:width="25.191cm" svg:height="12.182cm" svg:x="1.399cm" svg:y="4.915cm" presentation:class="subtitle" presentation:user-transformed="true">
          <draw:text-box>
            <text:p text:style-name="P1"><text:span text:style-name="T1">Infrastructure as a Code with Terraform</text:span></text:p>
            <text:p text:style-name="P1"/>
            <text:list text:style-name="L1">
              <text:list-header>
                <text:p text:style-name="P1">https://github.com/fazries/iaac_terraform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Setyadi Fazrie W ( Fazrie / Aji )</text:p>
                <text:p>Budi Luhur SI ( 2004 - 2009 )</text:p>
                <text:p>KSL ( kelompok studi linux ) BL</text:p>
                <text:p/>
                <text:p>working exp:</text:p>
              </text:list-header>
              <text:list-item>
                <text:p><text:span text:style-name="T2">Traveloka.com ( Data Engineer / Infra ) existing 1y</text:span></text:p>
              </text:list-item>
              <text:list-item>
                <text:p><text:span text:style-name="T2">Snapcart Global ( DevOps ) 1y</text:span></text:p>
              </text:list-item>
              <text:list-item>
                <text:p><text:span text:style-name="T2">ASYX ( System Engineer ) 1.5y</text:span></text:p>
              </text:list-item>
              <text:list-item>
                <text:p><text:span text:style-name="T2">Berniaga.com ( System Engineer ) 2.5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elcome to cloud era</text:p>
          </draw:text-box>
        </draw:frame>
        <draw:frame presentation:style-name="pr6" draw:text-style-name="P5" draw:layer="layout" svg:width="25.191cm" svg:height="14.837cm" svg:x="1.399cm" svg:y="3.587cm" presentation:class="subtitle" presentation:user-transformed="true">
          <draw:text-box>
            <text:p text:style-name="P4"><text:span text:style-name="T3">?Why cloud ?</text:span></text:p>
            <text:p text:style-name="P4"><text:span text:style-name="T3"/></text:p>
            <text:list text:style-name="L1">
              <text:list-header>
                <text:p text:style-name="P4"><text:span text:style-name="T3">Cloud Provider:</text:span></text:p>
                <text:p text:style-name="P4"><text:span text:style-name="T3">[ AWS, GCP, Azure, DO, Rocket, AliC ] etc</text:span></text:p>
                <text:p text:style-name="P4"><text:span text:style-name="T3"/></text:p>
              </text:list-header>
              <text:list-item>
                <text:p text:style-name="P4"><text:span text:style-name="T3">Startup company choose cloud for they infrastructure</text:span></text:p>
              </text:list-item>
              <text:list-item>
                <text:p text:style-name="P4"><text:span text:style-name="T3">No need to invest server ( bare-metal )</text:span></text:p>
              </text:list-item>
              <text:list-item>
                <text:p text:style-name="P4"><text:span text:style-name="T3">No need to manage server ( upgrade, replace broken part )</text:span></text:p>
              </text:list-item>
              <text:list-item>
                <text:p text:style-name="P4"><text:span text:style-name="T3">Easy to Manage ( network abstraction , server creation, fail-over etc )</text:span></text:p>
              </text:list-item>
            </text:list>
            <text:p text:style-name="P4"><text:span text:style-name="T3"/></text:p>
            <text:p text:style-name="P4"><text:span text:style-name="T3">? How to manage Infra in Cloud?</text:span></text:p>
            <text:p text:style-name="P4"/>
            <text:p text:style-name="P4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at is IaaC 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? easy to build infra in cloud?</text:p>
              </text:list-header>
              <text:list-item>
                <text:p>Hard to build infra in cloud, even only use single click on mouse</text:p>
              </text:list-item>
              <text:list-item>
                <text:p>When you have hundred or thousand server, <text:s/>you’ll get lost on inventory</text:p>
              </text:list-item>
              <text:list-item>
                <text:p>Manage Infra become nightmare</text:p>
                <text:p/>
              </text:list-item>
              <text:list-item>
                <text:p>IaaC convert the manual action into a Code</text:p>
                <text:p/>
                <text:p>? Why we need IaaC in our cloud infra?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Why we need IaaC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Automatically inventory our Infrastructure</text:p>
              </text:list-item>
              <text:list-item>
                <text:p>Infra as code make us more simple to understand</text:p>
              </text:list-item>
              <text:list-item>
                <text:p>Easy to do an update and changes</text:p>
              </text:list-item>
              <text:list-item>
                <text:p>Can collaborate with other Engineer</text:p>
              </text:list-item>
              <text:list-item>
                <text:p>Have more time for playing DoTA or MobileLegend</text:p>
                <text:p/>
                <text:p>? IaaC tools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erraform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Real tools only for build infra</text:p>
              </text:list-item>
              <text:list-item>
                <text:p>Have state file, it will keep track our current infra condition</text:p>
              </text:list-item>
              <text:list-item>
                <text:p>HCL easy to learn and understand</text:p>
              </text:list-item>
              <text:list-item>
                <text:p>Lot of modules and open source support</text:p>
                <text:p/>
                <text:p>Stop talk! And bring the demo o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eparation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item>
                <text:p>Mandatory:</text:p>
                <text:p>aws account / [ other cloud provider ]</text:p>
                <text:p>- secret key – access key</text:p>
                <text:p>aws cli</text:p>
                <text:p>terraform 10 =&lt;</text:p>
                <text:p/>
              </text:list-item>
              <text:list-item>
                <text:p>Optional:</text:p>
                <text:p>boto3</text:p>
                <text:p>ansible</text:p>
                <text:p>ansible dynamic inventor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text-style-name="P6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4">setup access to aws:</text:span></text:p>
                <text:p><text:span text:style-name="T4">`aws configure` or `~/.aws/credential`</text:span></text:p>
                <text:p><text:span text:style-name="T4">[default]</text:span></text:p>
                <text:p><text:span text:style-name="T4"><text:s text:c="8"/></text:span><text:span text:style-name="T4">aws_access_key_id = YOUR_KEY</text:span></text:p>
                <text:p><text:span text:style-name="T4"><text:s text:c="8"/></text:span><text:span text:style-name="T4">aws_secret_access_key = YOUR_SECRET</text:span></text:p>
                <text:p><text:span text:style-name="T4">setup region:</text:span></text:p>
                <text:p><text:span text:style-name="T4">`~/.aws/config`</text:span></text:p>
                <text:p><text:span text:style-name="T4">[default]</text:span></text:p>
                <text:p><text:span text:style-name="T4">region = ap-southeast-1 <text:s/>← SG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WS Demo</text:p>
          </draw:text-box>
        </draw:frame>
        <draw:frame presentation:style-name="pr5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Aws console</text:p>
              </text:list-item>
              <text:list-item>
                <text:p>Build VPC via Console</text:p>
              </text:list-item>
              <text:list-item>
                <text:p>Build Instance via Console</text:p>
                <text:p/>
                <text:p>only click, click and click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Terraform VPC Demo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<text:span text:style-name="T2">Run terraform code in VPC playbook</text:span></text:p>
                <text:p><text:span text:style-name="T2"/></text:p>
                <text:p><text:span text:style-name="T2">terraform init</text:span></text:p>
                <text:p><text:span text:style-name="T2">terraform plan</text:span></text:p>
                <text:p><text:span text:style-name="T2">terraform apply</text:span></text:p>
                <text:p><text:span text:style-name="T2"/></text:p>
                <text:p><text:span text:style-name="T2">?code explanation ?</text:span></text:p>
                <text:p><text:span text:style-name="T2">- Providers</text:span></text:p>
                <text:p><text:span text:style-name="T2">- Resource</text:span></text:p>
                <text:p><text:span text:style-name="T2">- Data</text:span></text:p>
                <text:p><text:span text:style-name="T2">- define Region is mandatory [aws]</text:span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2.599cm" svg:height="1.737cm" svg:x="2.539cm" svg:y="0.82cm" presentation:class="title" presentation:user-transformed="true">
          <draw:text-box>
            <text:p>Terraform Webserver Demo</text:p>
          </draw:text-box>
        </draw:frame>
        <draw:frame presentation:style-name="pr5" draw:text-style-name="P7" draw:layer="layout" svg:width="25.575cm" svg:height="17.277cm" svg:x="1.015cm" svg:y="2.794cm" presentation:class="outline" presentation:user-transformed="true">
          <draw:text-box>
            <text:list text:style-name="L2">
              <text:list-header>
                <text:p><text:span text:style-name="T5">Run terraform code in webserver playbook</text:span></text:p>
                <text:p><text:span text:style-name="T5">terraform init</text:span></text:p>
                <text:p><text:span text:style-name="T5">Initializing modules...</text:span></text:p>
                <text:p><text:span text:style-name="T5"><text:s text:c="8"/></text:span><text:span text:style-name="T5">- module.ami</text:span></text:p>
                <text:p><text:span text:style-name="T5"><text:s text:c="8"/></text:span><text:span text:style-name="T5">- module.vpc</text:span></text:p>
                <text:p><text:span text:style-name="T5"><text:s text:c="8"/></text:span><text:span text:style-name="T5">- module.ec2_instance</text:span></text:p>
                <text:p><text:span text:style-name="T5"><text:s text:c="8"/></text:span><text:span text:style-name="T5">- module.route53</text:span></text:p>
                <text:p><text:span text:style-name="T5"><text:s text:c="8"/></text:span><text:span text:style-name="T5">- module.security_group</text:span></text:p>
                <text:p><text:span text:style-name="T5"><text:s text:c="8"/></text:span><text:span text:style-name="T5">- module.security_group_rules</text:span></text:p>
                <text:p><text:span text:style-name="T5">main.tf main.tfvars variables.tf modules</text:span></text:p>
                <text:p><text:span text:style-name="T6"><text:s text:c="2"/></text:span><text:span text:style-name="T6">- terraform plan -var-file=main.tfvars</text:span></text:p>
                <text:p><text:span text:style-name="T6"><text:s text:c="2"/></text:span><text:span text:style-name="T6">- terraform apply -var-file=main.tfvars</text:span></text:p>
                <text:p><text:span text:style-name="T5"><text:s/></text:span></text:p>
                <text:p><text:span text:style-name="T5">? code explanation?</text:span></text:p>
                <text:p><text:span text:style-name="T5">- module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Ansible as Orchestration service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install dynamic inventory</text:p>
                <text:p><text:s text:c="5"/>- ec2.ini | ec2.py | ansible.cfg</text:p>
                <text:p>playbook with dynamic inventory</text:p>
                <text:p><text:s text:c="5"/>- ./ec2.py --list</text:p>
                <text:p><text:s text:c="5"/>- hosts: tag_Application_Webserver</text:p>
                <text:p><text:s text:c="5"/>- ansible-playbook webserver.yml --verbose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move unused Infrastructure</text:p>
          </draw:text-box>
        </draw:frame>
        <draw:frame presentation:style-name="pr5" draw:layer="layout" svg:width="25.191cm" svg:height="12.182cm" svg:x="1.399cm" svg:y="4.815cm" presentation:class="outline" presentation:user-transformed="true">
          <draw:text-box>
            <text:list text:style-name="L2">
              <text:list-header>
                <text:p>As simple as that :D</text:p>
                <text:p>webserver :</text:p>
                <text:p><text:s text:c="3"/>- terraform destroy </text:p>
                <text:p>vpc :</text:p>
                <text:p><text:s text:c="3"/>- terraform destroy 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Q&amp;A (15 minutes)</text:p>
          </draw:text-box>
        </draw:frame>
        <draw:frame presentation:style-name="pr5" draw:layer="layout" svg:width="25.191cm" svg:height="12.182cm" svg:x="1.399cm" svg:y="4.915cm" presentation:class="outline">
          <draw:text-box>
            <text:list text:style-name="L2">
              <text:list-header>
                <text:p>Kindly <text:span text:style-name="T7">Read The Fucking Manual</text:span> before you Ask!!!</text:p>
                <text:p>reference:</text:p>
              </text:list-header>
              <text:list-item>
                <text:p><text:a xlink:href="https://aws.amazon.com/documentation/" xlink:type="simple">https://aws.amazon.com/documentation/</text:a></text:p>
              </text:list-item>
              <text:list-item>
                <text:p><text:a xlink:href="https://github.com/boto/boto3" xlink:type="simple">https://github.com/boto/boto3</text:a></text:p>
              </text:list-item>
              <text:list-item>
                <text:p><text:a xlink:href="https://www.terraform.io/docs/" xlink:type="simple">https://www.terraform.io/docs/</text:a></text:p>
              </text:list-item>
              <text:list-item>
                <text:p><text:a xlink:href="http://docs.ansible.com/ansible/latest/index.html" xlink:type="simple">http://docs.ansible.com/ansible/latest/index.html</text:a></text:p>
              </text:list-item>
              <text:list-item>
                <text:p>http://www.tothenew.com/blog/how-to-use-dynamic-inventory-for-aws-with-ansible/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3T08:02:24.998305152</meta:creation-date>
    <dc:date>2018-03-14T19:14:06.420840885</dc:date>
    <meta:editing-duration>PT53M42S</meta:editing-duration>
    <meta:editing-cycles>13</meta:editing-cycles>
    <meta:generator>LibreOffice/5.1.6.2$Linux_X86_64 LibreOffice_project/10m0$Build-2</meta:generator>
    <meta:document-statistic meta:object-count="77"/>
  </office:meta>
</office:document-meta>
</file>